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XmlApplicationContext.setValidating( boolean validat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ApplicationContext.AbstractXmlApplicationContext( @ Nullable ApplicationContex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ApplicationContext.getConfigRe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ApplicationContext.loadBeanDefinitions( XmlBeanDefinitionReader re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XmlApplicationContext.initBeanDefinitionReader( XmlBeanDefinition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ApplicationContext.AbstractXml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XmlApplicationContext.loadBeanDefinitions( DefaultListable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